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0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8Geary</text:p>
          </table:table-cell>
          <table:table-cell office:value-type="string">
            <text:p>Geary Feria</text:p>
          </table:table-cell>
          <table:table-cell table:number-columns-repeated="1022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lvin941</text:p>
          </table:table-cell>
          <table:table-cell office:value-type="string">
            <text:p>Alvin Ho</text:p>
          </table:table-cell>
          <table:table-cell table:number-columns-repeated="1022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ABrnRecluse</text:p>
          </table:table-cell>
          <table:table-cell office:value-type="string">
            <text:p>APABrnRecluse (Michell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phamvan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icowan</text:p>
          </table:table-cell>
          <table:table-cell office:value-type="string">
            <text:p>Ari Cowen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udra K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Annabelle Cabuhat</text:p>
          </table:table-cell>
          <table:table-cell table:number-columns-repeated="1022"/>
        </table:table-row>
        <table:table-row table:style-name="ro1">
          <table:table-cell office:value-type="string">
            <text:p>Benito67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ito T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igSteve2</text:p>
          </table:table-cell>
          <table:table-cell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illhart</text:p>
          </table:table-cell>
          <table:table-cell office:value-type="string">
            <text:p>Bill Hart</text:p>
          </table:table-cell>
          <table:table-cell table:number-columns-repeated="1022"/>
        </table:table-row>
        <table:table-row table:style-name="ro1">
          <table:table-cell office:value-type="string">
            <text:p>bluewhale</text:p>
          </table:table-cell>
          <table:table-cell office:value-type="string">
            <text:p>Barnie May</text:p>
          </table:table-cell>
          <table:table-cell table:number-columns-repeated="1022"/>
        </table:table-row>
        <table:table-row table:style-name="ro1">
          <table:table-cell office:value-type="string">
            <text:p>BobSimon</text:p>
          </table:table-cell>
          <table:table-cell office:value-type="string">
            <text:p>Bob Simon</text:p>
          </table:table-cell>
          <table:table-cell table:number-columns-repeated="1022"/>
        </table:table-row>
        <table:table-row table:style-name="ro1">
          <table:table-cell office:value-type="string">
            <text:p>Book</text:p>
          </table:table-cell>
          <table:table-cell office:value-type="string">
            <text:p>Book (Putan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caitlinlala</text:p>
          </table:table-cell>
          <table:table-cell office:value-type="string">
            <text:p>Caitlin McKenzie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dwick03</text:p>
          </table:table-cell>
          <table:table-cell office:value-type="string">
            <text:p>Will Chadwick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1">
          <table:table-cell office:value-type="string">
            <text:p>Chanfam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hanfan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INOSON</text:p>
          </table:table-cell>
          <table:table-cell table:number-columns-repeated="1022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hrisrubio_2305</text:p>
          </table:table-cell>
          <table:table-cell office:value-type="string">
            <text:p>Christian Rubio</text:p>
          </table:table-cell>
          <table:table-cell table:number-columns-repeated="1022"/>
        </table:table-row>
        <table:table-row table:style-name="ro1">
          <table:table-cell office:value-type="string">
            <text:p>cliffw</text:p>
          </table:table-cell>
          <table:table-cell office:value-type="string">
            <text:p>Cliff Warren</text:p>
          </table:table-cell>
          <table:table-cell table:number-columns-repeated="1022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r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rankyclara</text:p>
          </table:table-cell>
          <table:table-cell office:value-type="string">
            <text:p>Clara Kwong</text:p>
          </table:table-cell>
          <table:table-cell table:number-columns-repeated="1022"/>
        </table:table-row>
        <table:table-row table:style-name="ro1">
          <table:table-cell office:value-type="string">
            <text:p>CrystalRocks</text:p>
          </table:table-cell>
          <table:table-cell office:value-type="string">
            <text:p>Crystal Kelem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li</text:p>
          </table:table-cell>
          <table:table-cell office:value-type="string">
            <text:p>Dali Karah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ydamage</text:p>
          </table:table-cell>
          <table:table-cell office:value-type="string">
            <text:p>Daniel Alexany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1">
          <table:table-cell office:value-type="string">
            <text:p>Dave Yu</text:p>
          </table:table-cell>
          <table:table-cell office:value-type="string">
            <text:p>Dave Yu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eXoNeR</text:p>
          </table:table-cell>
          <table:table-cell office:value-type="string">
            <text:p>Dean Schram</text:p>
          </table:table-cell>
          <table:table-cell table:number-columns-repeated="1022"/>
        </table:table-row>
        <table:table-row table:style-name="ro1">
          <table:table-cell office:value-type="string">
            <text:p>Dick</text:p>
          </table:table-cell>
          <table:table-cell office:value-type="string">
            <text:p>Dick Mills</text:p>
          </table:table-cell>
          <table:table-cell table:number-columns-repeated="1022"/>
        </table:table-row>
        <table:table-row table:style-name="ro1">
          <table:table-cell office:value-type="string">
            <text:p>DigDug</text:p>
          </table:table-cell>
          <table:table-cell office:value-type="string">
            <text:p>Doug Carson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octorDetroit</text:p>
          </table:table-cell>
          <table:table-cell office:value-type="string">
            <text:p>DoctorDetroit (Gary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ogmatix</text:p>
          </table:table-cell>
          <table:table-cell office:value-type="string">
            <text:p>Ryan Piaget</text:p>
          </table:table-cell>
          <table:table-cell table:number-columns-repeated="1022"/>
        </table:table-row>
        <table:table-row table:style-name="ro1">
          <table:table-cell office:value-type="string">
            <text:p>Dorothy1</text:p>
          </table:table-cell>
          <table:table-cell office:value-type="string">
            <text:p>Dorothy1 (Alexi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-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DwyFace2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EagleEye6</text:p>
          </table:table-cell>
          <table:table-cell office:value-type="string">
            <text:p>Trip Allen</text:p>
          </table:table-cell>
          <table:table-cell table:number-columns-repeated="1022"/>
        </table:table-row>
        <table:table-row table:style-name="ro1">
          <table:table-cell office:value-type="string">
            <text:p>Earle</text:p>
          </table:table-cell>
          <table:table-cell office:value-type="string">
            <text:p>Earle Murphy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mperorofketchup</text:p>
          </table:table-cell>
          <table:table-cell office:value-type="string">
            <text:p>Doug Heinz</text:p>
          </table:table-cell>
          <table:table-cell table:number-columns-repeated="1022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cchen0121</text:p>
          </table:table-cell>
          <table:table-cell office:value-type="string">
            <text:p>Eric Chen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office:value-type="string">
            <text:p>Ernesto</text:p>
          </table:table-cell>
          <table:table-cell office:value-type="string">
            <text:p>Ernesto Reyes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office:value-type="string">
            <text:p>ftso</text:p>
          </table:table-cell>
          <table:table-cell office:value-type="string">
            <text:p>ftso (France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2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rymfoak</text:p>
          </table:table-cell>
          <table:table-cell office:value-type="string">
            <text:p>Kevin Su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string">
            <text:p>george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mannucsc</text:p>
          </table:table-cell>
          <table:table-cell office:value-type="string">
            <text:p>Gurpreet Mann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rahamshelton</text:p>
          </table:table-cell>
          <table:table-cell office:value-type="string">
            <text:p>Graham Shelton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118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Hale</text:p>
          </table:table-cell>
          <table:table-cell table:number-columns-repeated="1022"/>
        </table:table-row>
        <table:table-row table:style-name="ro1">
          <table:table-cell office:value-type="string">
            <text:p>HappyRichard</text:p>
          </table:table-cell>
          <table:table-cell office:value-type="string">
            <text:p>Richard Choi</text:p>
          </table:table-cell>
          <table:table-cell table:number-columns-repeated="1022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office:value-type="string">
            <text:p>hobbnet</text:p>
          </table:table-cell>
          <table:table-cell office:value-type="string">
            <text:p>Wade Hobb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office:value-type="string">
            <text:p>azmath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ceboy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loveduckfat87</text:p>
          </table:table-cell>
          <table:table-cell office:value-type="string">
            <text:p>Jeremy Broucek</text:p>
          </table:table-cell>
          <table:table-cell table:number-columns-repeated="1022"/>
        </table:table-row>
        <table:table-row table:style-name="ro1">
          <table:table-cell office:value-type="string">
            <text:p>ironhead</text:p>
          </table:table-cell>
          <table:table-cell office:value-type="string">
            <text:p>Neil Finocchiaro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esl4981</text:p>
          </table:table-cell>
          <table:table-cell office:value-type="string">
            <text:p>James Lieble</text:p>
          </table:table-cell>
          <table:table-cell table:number-columns-repeated="1022"/>
        </table:table-row>
        <table:table-row table:style-name="ro1">
          <table:table-cell office:value-type="string">
            <text:p>Jamie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yGrehan</text:p>
          </table:table-cell>
          <table:table-cell office:value-type="string">
            <text:p>Jason Greha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attal</text:p>
          </table:table-cell>
          <table:table-cell office:value-type="string">
            <text:p>Jordan Fattal</text:p>
          </table:table-cell>
          <table:table-cell table:number-columns-repeated="1022"/>
        </table:table-row>
        <table:table-row table:style-name="ro1">
          <table:table-cell office:value-type="string">
            <text:p>Jorge G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hosebastian</text:p>
          </table:table-cell>
          <table:table-cell office:value-type="string">
            <text:p>Jhoanna Sebastian</text:p>
          </table:table-cell>
          <table:table-cell table:number-columns-repeated="1022"/>
        </table:table-row>
        <table:table-row table:style-name="ro1">
          <table:table-cell office:value-type="string">
            <text:p>John</text:p>
          </table:table-cell>
          <table:table-cell office:value-type="string">
            <text:p>John Bradley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 navarro</text:p>
          </table:table-cell>
          <table:table-cell office:value-type="string">
            <text:p>Jose Navarr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 Navarro</text:p>
          </table:table-cell>
          <table:table-cell table:number-columns-repeated="1022"/>
        </table:table-row>
        <table:table-row table:style-name="ro1">
          <table:table-cell office:value-type="string">
            <text:p>jostrow</text:p>
          </table:table-cell>
          <table:table-cell office:value-type="string">
            <text:p>Julian Ostrow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j1</text:p>
          </table:table-cell>
          <table:table-cell office:value-type="string">
            <text:p>Julie Garner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aryn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aryngarske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167]" office:value-type="string" office:string-value="kdog77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ebs</text:p>
          </table:table-cell>
          <table:table-cell office:value-type="string">
            <text:p>Kevin Vibat</text:p>
          </table:table-cell>
          <table:table-cell table:number-columns-repeated="1022"/>
        </table:table-row>
        <table:table-row table:style-name="ro1">
          <table:table-cell office:value-type="string">
            <text:p>ke7in</text:p>
          </table:table-cell>
          <table:table-cell office:value-type="string">
            <text:p>Kevin Meehan</text:p>
          </table:table-cell>
          <table:table-cell table:number-columns-repeated="1022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dd</text:p>
          </table:table-cell>
          <table:table-cell office:value-type="string">
            <text:p>Geronimo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raznmarket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Larry</text:p>
          </table:table-cell>
          <table:table-cell office:value-type="string">
            <text:p>Larry Damman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office:value-type="string">
            <text:p>Leon</text:p>
          </table:table-cell>
          <table:table-cell office:value-type="string">
            <text:p>Leon Waki</text:p>
          </table:table-cell>
          <table:table-cell table:number-columns-repeated="1022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office:value-type="string">
            <text:p>LionHeart</text:p>
          </table:table-cell>
          <table:table-cell office:value-type="string">
            <text:p>LionHeart (Leon)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table:number-columns-repeated="1022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2">
          <table:table-cell office:value-type="string">
            <text:p>Lribby</text:p>
          </table:table-cell>
          <table:table-cell office:value-type="string">
            <text:p>Lee Ribby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uckyLindy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Dave Lindenmuth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Luiscifer</text:p>
          </table:table-cell>
          <table:table-cell office:value-type="string">
            <text:p>Luiscif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 M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ndomadness89</text:p>
          </table:table-cell>
          <table:table-cell office:value-type="string">
            <text:p>Armando Benutto</text:p>
          </table:table-cell>
          <table:table-cell table:number-columns-repeated="1022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Greg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Greg M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2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hallwill</text:p>
          </table:table-cell>
          <table:table-cell office:value-type="string">
            <text:p>Marshall Williams</text:p>
          </table:table-cell>
          <table:table-cell table:number-columns-repeated="1022"/>
        </table:table-row>
        <table:table-row table:style-name="ro1">
          <table:table-cell office:value-type="string">
            <text:p>Martini</text:p>
          </table:table-cell>
          <table:table-cell office:value-type="string">
            <text:p>Martin Smidak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209]" office:value-type="string" office:string-value="MasterBlaster">
            <text:p>MasterBlast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xstone2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well</text:p>
          </table:table-cell>
          <table:table-cell office:value-type="string">
            <text:p>Mike Maxwel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elvin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ichael Franklin</text:p>
          </table:table-cell>
          <table:table-cell table:number-columns-repeated="1022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iguelC</text:p>
          </table:table-cell>
          <table:table-cell office:value-type="string">
            <text:p>Miguel Chimas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office:value-type="string">
            <text:p>MikeR415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sterMax</text:p>
          </table:table-cell>
          <table:table-cell table:style-name="ce1" office:value-type="string">
            <text:p>Max Schroeder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akin88</text:p>
          </table:table-cell>
          <table:table-cell office:value-type="string">
            <text:p>Mary Rakin</text:p>
          </table:table-cell>
          <table:table-cell table:number-columns-repeated="1022"/>
        </table:table-row>
        <table:table-row table:style-name="ro1">
          <table:table-cell office:value-type="string">
            <text:p>Mr60</text:p>
          </table:table-cell>
          <table:table-cell office:value-type="string">
            <text:p>Feras Qaddoura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238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coyle</text:p>
          </table:table-cell>
          <table:table-cell office:value-type="string">
            <text:p>Mscoyle (Mark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Munsonator</text:p>
          </table:table-cell>
          <table:table-cell office:value-type="string">
            <text:p>Phil Munson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ewbie</text:p>
          </table:table-cell>
          <table:table-cell office:value-type="string">
            <text:p>Newbie (Joseph)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245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pallone</text:p>
          </table:table-cell>
          <table:table-cell office:value-type="string">
            <text:p>Nick Pallone</text:p>
          </table:table-cell>
          <table:table-cell table:number-columns-repeated="1022"/>
        </table:table-row>
        <table:table-row table:style-name="ro1">
          <table:table-cell office:value-type="string">
            <text:p>NickyD</text:p>
          </table:table-cell>
          <table:table-cell office:value-type="string">
            <text:p>Nick Dealtry</text:p>
          </table:table-cell>
          <table:table-cell table:number-columns-repeated="1022"/>
        </table:table-row>
        <table:table-row table:style-name="ro1">
          <table:table-cell office:value-type="string">
            <text:p>Nima</text:p>
          </table:table-cell>
          <table:table-cell office:value-type="string">
            <text:p>Nima Gaadadsuren</text:p>
          </table:table-cell>
          <table:table-cell table:number-columns-repeated="1022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 Desai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eballer</text:p>
          </table:table-cell>
          <table:table-cell office:value-type="string">
            <text:p>Jason Williams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 T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oli</text:p>
          </table:table-cell>
          <table:table-cell office:value-type="string">
            <text:p>Noli Kilowatt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office:value-type="string">
            <text:p>okie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pa</text:p>
          </table:table-cell>
          <table:table-cell office:value-type="string">
            <text:p>Larry Damman Sr.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271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perbela</text:p>
          </table:table-cell>
          <table:table-cell office:value-type="string">
            <text:p>Piper Anselmo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Pluto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Cal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table:number-columns-repeated="2"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aul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2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3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fnatic</text:p>
          </table:table-cell>
          <table:table-cell office:value-type="string">
            <text:p>Rajiv Shringi</text:p>
          </table:table-cell>
          <table:table-cell table:number-columns-repeated="1022"/>
        </table:table-row>
        <table:table-row table:style-name="ro1">
          <table:table-cell office:value-type="string">
            <text:p>poolio</text:p>
          </table:table-cell>
          <table:table-cell office:value-type="string">
            <text:p>Richard Devera</text:p>
          </table:table-cell>
          <table:table-cell table:number-columns-repeated="1022"/>
        </table:table-row>
        <table:table-row table:style-name="ro1">
          <table:table-cell office:value-type="string">
            <text:p>Pranay</text:p>
          </table:table-cell>
          <table:table-cell office:value-type="string">
            <text:p>Pranay Majmundar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Priscilla</text:p>
          </table:table-cell>
          <table:table-cell office:value-type="string">
            <text:p>Priscilla Shiell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akINDAMONEY</text:p>
          </table:table-cell>
          <table:table-cell office:value-type="string">
            <text:p>Daniel Rakin</text:p>
          </table:table-cell>
          <table:table-cell table:number-columns-repeated="1022"/>
        </table:table-row>
        <table:table-row table:style-name="ro1">
          <table:table-cell office:value-type="string">
            <text:p>RandyC</text:p>
          </table:table-cell>
          <table:table-cell office:value-type="string">
            <text:p>Randy Cadelina</text:p>
          </table:table-cell>
          <table:table-cell table:number-columns-repeated="1022"/>
        </table:table-row>
        <table:table-row table:style-name="ro1">
          <table:table-cell office:value-type="string">
            <text:p>Randy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andy L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eckless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ckless04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Paul Crouch</text:p>
          </table:table-cell>
          <table:table-cell table:number-columns-repeated="1022"/>
        </table:table-row>
        <table:table-row table:style-name="ro1">
          <table:table-cell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office:value-type="string">
            <text:p>Ren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naroni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ichard Wong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ryulo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office:value-type="string">
            <text:p>RussLove</text:p>
          </table:table-cell>
          <table:table-cell office:value-type="string">
            <text:p>Russell Lovegren</text:p>
          </table:table-cell>
          <table:table-cell table:number-columns-repeated="1022"/>
        </table:table-row>
        <table:table-row table:style-name="ro1">
          <table:table-cell office:value-type="string">
            <text:p>RussellS</text:p>
          </table:table-cell>
          <table:table-cell office:value-type="string">
            <text:p>Russell Salerno</text:p>
          </table:table-cell>
          <table:table-cell table:number-columns-repeated="1022"/>
        </table:table-row>
        <table:table-row table:style-name="ro1">
          <table:table-cell office:value-type="string">
            <text:p>Ry62487</text:p>
          </table:table-cell>
          <table:table-cell office:value-type="string">
            <text:p>Ryan Thoma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lyAnn</text:p>
          </table:table-cell>
          <table:table-cell office:value-type="string">
            <text:p>Sally Mehrwe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arahholden</text:p>
          </table:table-cell>
          <table:table-cell office:value-type="string">
            <text:p>Sarah Holden</text:p>
          </table:table-cell>
          <table:table-cell table:number-columns-repeated="1022"/>
        </table:table-row>
        <table:table-row table:style-name="ro1">
          <table:table-cell office:value-type="string">
            <text:p>scd8922</text:p>
          </table:table-cell>
          <table:table-cell office:value-type="string">
            <text:p>Stephen Del Grosso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hanM</text:p>
          </table:table-cell>
          <table:table-cell office:value-type="string">
            <text:p>Shan Munoz</text:p>
          </table:table-cell>
          <table:table-cell table:number-columns-repeated="1022"/>
        </table:table-row>
        <table:table-row table:style-name="ro1">
          <table:table-cell office:value-type="string">
            <text:p>Shareen</text:p>
          </table:table-cell>
          <table:table-cell office:value-type="string">
            <text:p>Shareen Damman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malls</text:p>
          </table:table-cell>
          <table:table-cell office:value-type="string">
            <text:p>Yujin Lim</text:p>
          </table:table-cell>
          <table:table-cell table:number-columns-repeated="1022"/>
        </table:table-row>
        <table:table-row table:style-name="ro1">
          <table:table-cell office:value-type="string">
            <text:p>Smithrockk</text:p>
          </table:table-cell>
          <table:table-cell office:value-type="string">
            <text:p>Flint Smith</text:p>
          </table:table-cell>
          <table:table-cell table:number-columns-repeated="1022"/>
        </table:table-row>
        <table:table-row table:style-name="ro1">
          <table:table-cell office:value-type="string">
            <text:p>Sniper415</text:p>
          </table:table-cell>
          <table:table-cell office:value-type="string">
            <text:p>Alan Uchicha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fano</text:p>
          </table:table-cell>
          <table:table-cell office:value-type="string">
            <text:p>Stephan Dodson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hirley S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2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ina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hoeEskimo</text:p>
          </table:table-cell>
          <table:table-cell office:value-type="string">
            <text:p>Evan Skinner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atoogirl</text:p>
          </table:table-cell>
          <table:table-cell office:value-type="string">
            <text:p>Ann Lee</text:p>
          </table:table-cell>
          <table:table-cell table:number-columns-repeated="1022"/>
        </table:table-row>
        <table:table-row table:style-name="ro1">
          <table:table-cell office:value-type="string">
            <text:p>Tea R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office:value-type="string">
            <text:p>THC</text:p>
          </table:table-cell>
          <table:table-cell table:formula="of:=[.A358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Gab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Gaby2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maddmixxer</text:p>
          </table:table-cell>
          <table:table-cell office:value-type="string">
            <text:p>Manny Sanchez</text:p>
          </table:table-cell>
          <table:table-cell table:number-columns-repeated="1022"/>
        </table:table-row>
        <table:table-row table:style-name="ro1">
          <table:table-cell office:value-type="string">
            <text:p>Thesquidger</text:p>
          </table:table-cell>
          <table:table-cell office:value-type="string">
            <text:p>Michael Kelly</text:p>
          </table:table-cell>
          <table:table-cell table:number-columns-repeated="1022"/>
        </table:table-row>
        <table:table-row table:style-name="ro1">
          <table:table-cell office:value-type="string">
            <text:p>ThomasPatrick</text:p>
          </table:table-cell>
          <table:table-cell office:value-type="string">
            <text:p>Thomas Kenny</text:p>
          </table:table-cell>
          <table:table-cell table:number-columns-repeated="1022"/>
        </table:table-row>
        <table:table-row table:style-name="ro1">
          <table:table-cell office:value-type="string">
            <text:p>TinMan</text:p>
          </table:table-cell>
          <table:table-cell office:value-type="string">
            <text:p>TinMan (Larry 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mctmc</text:p>
          </table:table-cell>
          <table:table-cell office:value-type="string">
            <text:p>Travis Cline</text:p>
          </table:table-cell>
          <table:table-cell table:number-columns-repeated="1022"/>
        </table:table-row>
        <table:table-row table:style-name="ro1">
          <table:table-cell office:value-type="string">
            <text:p>Tom Cerney</text:p>
          </table:table-cell>
          <table:table-cell office:value-type="string">
            <text:p>Tom Cerney</text:p>
          </table:table-cell>
          <table:table-cell table:number-columns-repeated="1022"/>
        </table:table-row>
        <table:table-row table:style-name="ro1">
          <table:table-cell office:value-type="string">
            <text:p>tomcklee</text:p>
          </table:table-cell>
          <table:table-cell office:value-type="string">
            <text:p>Tom Lee</text:p>
          </table:table-cell>
          <table:table-cell table:number-columns-repeated="1022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race149</text:p>
          </table:table-cell>
          <table:table-cell office:value-type="string">
            <text:p>Henry Granado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372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wo-Much</text:p>
          </table:table-cell>
          <table:table-cell office:value-type="string">
            <text:p>Tay Afua</text:p>
          </table:table-cell>
          <table:table-cell table:number-columns-repeated="1022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hyk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ictorRamos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ladiodato89</text:p>
          </table:table-cell>
          <table:table-cell office:value-type="string">
            <text:p>Daniel Diodato</text:p>
          </table:table-cell>
          <table:table-cell table:number-columns-repeated="1022"/>
        </table:table-row>
        <table:table-row table:style-name="ro1">
          <table:table-cell office:value-type="string">
            <text:p>Wad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2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lyang</text:p>
          </table:table-cell>
          <table:table-cell office:value-type="string">
            <text:p>Wallyang (Walter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386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ynesap</text:p>
          </table:table-cell>
          <table:table-cell office:value-type="string">
            <text:p>Wayne Haley</text:p>
          </table:table-cell>
          <table:table-cell table:number-columns-repeated="1022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ksun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wil3ane</text:p>
          </table:table-cell>
          <table:table-cell office:value-type="string">
            <text:p>George Saheb</text:p>
          </table:table-cell>
          <table:table-cell table:number-columns-repeated="1022"/>
        </table:table-row>
        <table:table-row table:style-name="ro1">
          <table:table-cell office:value-type="string">
            <text:p>Williedills</text:p>
          </table:table-cell>
          <table:table-cell office:value-type="string">
            <text:p>William Gregor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table:number-columns-repeated="1022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arnegar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1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39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9/16/2019</text:date>, <text:time>17:1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9-16T17:17:21</dc:date>
    <dc:creator>Skip Perry</dc:creator>
    <meta:editing-duration>P1DT3H57M3S</meta:editing-duration>
    <meta:editing-cycles>390</meta:editing-cycles>
    <meta:document-statistic meta:table-count="1" meta:cell-count="841" meta:object-count="0"/>
  </office:meta>
</office:document-meta>
</file>